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tru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" svg:stroke-width="0.152cm" svg:stroke-color="#ff3300" draw:marker-start-width="0.66cm" draw:marker-end-width="0.66cm" draw:fill-color="#ffffff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gr7" style:family="graphic" style:parent-style-name="objectwithoutfill">
      <style:graphic-properties svg:stroke-width="0.305cm" svg:stroke-color="#ff3300" draw:marker-start-width="1.117cm" draw:marker-end="Arrow" draw:marker-end-width="1.219cm" draw:fill="none" draw:textarea-vertical-align="middle" fo:padding-top="0.277cm" fo:padding-bottom="0.277cm" fo:padding-left="0.402cm" fo:padding-right="0.4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fo:font-style="normal" fo:font-weight="bold" style:font-size-asian="18pt" style:font-weight-asian="bold" style:font-size-complex="18pt" style:font-weight-complex="600"/>
    </style:style>
    <style:style style:name="P3" style:family="paragraph">
      <style:text-properties fo:font-size="18pt" fo:font-weight="bold" style:font-size-asian="18pt" style:font-weight-asian="bold" style:font-size-complex="18pt" style:font-weight-complex="600"/>
    </style:style>
    <style:style style:name="T1" style:family="text">
      <style:text-properties style:font-name="Sawasdee" fo:font-size="18pt" fo:font-style="normal" fo:font-weight="bold" style:font-size-asian="18pt" style:font-weight-asian="bold" style:font-size-complex="18pt" style:font-weight-complex="600"/>
    </style:style>
    <style:style style:name="T2" style:family="text">
      <style:text-properties fo:font-size="18pt" fo:font-style="normal" fo:font-weight="bold" style:font-size-asian="18pt" style:font-weight-asian="bold" style:font-size-complex="18pt" style:font-weight-complex="600"/>
    </style:style>
    <style:style style:name="T3" style:family="text">
      <style:text-properties fo:font-size="18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632cm" svg:y1="22.316cm" svg:x2="2.632cm" svg:y2="23.364cm">
            <text:p/>
          </draw:line>
          <draw:custom-shape draw:style-name="gr2" draw:text-style-name="P1" draw:layer="layout" svg:width="1.945cm" svg:height="1.845cm" svg:x="1.649cm" svg:y="23.366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4.431cm" svg:y1="22.714cm" svg:x2="4.431cm" svg:y2="23.762cm">
            <text:p/>
          </draw:line>
          <draw:custom-shape draw:style-name="gr2" draw:text-style-name="P1" draw:layer="layout" svg:width="1.098cm" svg:height="1.048cm" svg:x="3.896cm" svg:y="23.763cm">
            <text:p text:style-name="P1">1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" draw:text-style-name="P1" draw:layer="layout" svg:x1="4.432cm" svg:y1="22.715cm" svg:x2="4.432cm" svg:y2="23.763cm">
            <text:p/>
          </draw:line>
          <draw:custom-shape draw:style-name="gr2" draw:text-style-name="P1" draw:layer="layout" svg:width="1.098cm" svg:height="1.048cm" svg:x="3.897cm" svg:y="23.764cm">
            <text:p text:style-name="P1">1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line draw:style-name="gr1" draw:text-style-name="P1" draw:layer="layout" svg:x1="5.879cm" svg:y1="22.715cm" svg:x2="5.879cm" svg:y2="23.763cm">
            <text:p/>
          </draw:line>
          <draw:custom-shape draw:style-name="gr2" draw:text-style-name="P1" draw:layer="layout" svg:width="1.098cm" svg:height="1.048cm" svg:x="5.293cm" svg:y="23.763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8.524cm" svg:y1="22.465cm" svg:x2="19.668cm" svg:y2="22.465cm">
            <text:p/>
          </draw:line>
          <draw:line draw:style-name="gr1" draw:text-style-name="P1" draw:layer="layout" svg:x1="14.09cm" svg:y1="21.017cm" svg:x2="14.103cm" svg:y2="22.367cm">
            <text:p/>
          </draw:line>
          <draw:frame draw:style-name="gr3" draw:layer="layout" svg:width="0.853cm" svg:height="0.962cm" svg:x="13.67cm" svg:y="22.415cm">
            <draw:text-box>
              <text:p>4</text:p>
            </draw:text-box>
          </draw:frame>
        </draw:g>
        <draw:g>
          <draw:line draw:style-name="gr1" draw:text-style-name="P1" draw:layer="layout" svg:x1="7.926cm" svg:y1="25.46cm" svg:x2="20.057cm" svg:y2="25.41cm">
            <text:p/>
          </draw:line>
          <draw:frame draw:style-name="gr4" draw:layer="layout" svg:width="0.853cm" svg:height="0.962cm" svg:x="13.565cm" svg:y="25.51cm">
            <draw:text-box>
              <text:p>5</text:p>
            </draw:text-box>
          </draw:frame>
          <draw:line draw:style-name="gr1" draw:text-style-name="P1" draw:layer="layout" svg:x1="13.985cm" svg:y1="24.012cm" svg:x2="13.998cm" svg:y2="25.362cm">
            <text:p/>
          </draw:line>
        </draw:g>
        <draw:frame draw:style-name="gr5" draw:text-style-name="P2" draw:layer="layout" svg:width="2.585cm" svg:height="1.204cm" svg:x="1cm" svg:y="17.823cm">
          <draw:text-box>
            <text:p text:style-name="P2"><text:span text:style-name="T1">Pieces</text:span><text:span text:style-name="T2">:</text:span></text:p>
          </draw:text-box>
        </draw:frame>
        <draw:custom-shape draw:style-name="gr6" draw:text-style-name="P1" draw:layer="layout" svg:width="11.881cm" svg:height="2.846cm" svg:x="8.087cm" svg:y="20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027cm" svg:y1="19.869cm" svg:x2="12.281cm" svg:y2="5.741cm">
          <text:p/>
        </draw:line>
        <draw:custom-shape draw:style-name="gr6" draw:text-style-name="P1" draw:layer="layout" svg:width="3.343cm" svg:height="3.695cm" svg:x="1cm" svg:y="21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3.146cm" svg:y1="21.893cm" svg:x2="5.391cm" svg:y2="10.883cm">
          <text:p/>
        </draw:line>
        <draw:g>
          <draw:line draw:style-name="gr1" draw:text-style-name="P1" draw:layer="layout" svg:x1="5.529cm" svg:y1="2.448cm" svg:x2="16.673cm" svg:y2="2.448cm">
            <text:p/>
          </draw:line>
          <draw:line draw:style-name="gr1" draw:text-style-name="P1" draw:layer="layout" svg:x1="11.095cm" svg:y1="1cm" svg:x2="11.108cm" svg:y2="2.35cm">
            <text:p/>
          </draw:line>
          <draw:frame draw:style-name="gr3" draw:layer="layout" svg:width="0.853cm" svg:height="0.962cm" svg:x="10.675cm" svg:y="2.398cm">
            <draw:text-box>
              <text:p>4</text:p>
            </draw:text-box>
          </draw:frame>
        </draw:g>
        <draw:frame draw:style-name="gr8" draw:text-style-name="P3" draw:layer="layout" svg:width="9.714cm" svg:height="4.517cm" svg:x="13.778cm" svg:y="6.141cm">
          <draw:text-box>
            <text:p text:style-name="P3"><text:span text:style-name="T3">1. start with an arm </text:span></text:p>
            <text:p text:style-name="P3"><text:span text:style-name="T3"><text:s text:c="4"/></text:span><text:span text:style-name="T3">and drag it into place</text:span></text:p>
            <text:p text:style-name="P3"><text:span text:style-name="T3">2. attach masses </text:span></text:p>
            <text:p text:style-name="P3"><text:span text:style-name="T3"><text:s text:c="4"/></text:span><text:span text:style-name="T3">or other arms</text:span></text:p>
            <text:p text:style-name="P3"><text:span text:style-name="T3">3. slide arms to adjust balance</text:span></text:p>
            <text:p text:style-name="P3"><text:span text:style-name="T3">4. see if it balances!</text:span></text:p>
          </draw:text-box>
        </draw:frame>
        <draw:g>
          <draw:line draw:style-name="gr1" draw:text-style-name="P1" draw:layer="layout" svg:x1="5.577cm" svg:y1="2.548cm" svg:x2="5.577cm" svg:y2="3.596cm">
            <text:p/>
          </draw:line>
          <draw:custom-shape draw:style-name="gr2" draw:text-style-name="P1" draw:layer="layout" svg:width="1.945cm" svg:height="1.845cm" svg:x="4.594cm" svg:y="3.598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12:55:26.620107088</meta:creation-date>
    <dc:date>2016-02-09T13:18:13.850620095</dc:date>
    <meta:editing-duration>PT10M19S</meta:editing-duration>
    <meta:editing-cycles>3</meta:editing-cycles>
    <meta:generator>LibreOffice/4.2.8.2$Linux_X86_64 LibreOffice_project/420m0$Build-2</meta:generator>
    <meta:document-statistic meta:object-count="32"/>
  </office:meta>
</office:document-meta>
</file>